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4pt" officeooo:rsid="000d5851" officeooo:paragraph-rsid="000d5851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Liberation Serif" fo:font-size="14pt" officeooo:rsid="000f3fc6" officeooo:paragraph-rsid="000f3fc6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Liberation Serif" fo:font-size="14pt" officeooo:rsid="000f3fc6" officeooo:paragraph-rsid="0010f9e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Liberation Serif" fo:font-size="14pt" officeooo:rsid="000f3fc6" officeooo:paragraph-rsid="0018b847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Liberation Serif" fo:font-size="14pt" officeooo:rsid="0018b847" officeooo:paragraph-rsid="0018b847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Liberation Serif" fo:font-size="14pt" officeooo:paragraph-rsid="000d5851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Liberation Serif" fo:font-size="14pt" officeooo:paragraph-rsid="0015b691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Liberation Serif" fo:font-size="14pt" officeooo:paragraph-rsid="000f3fc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Liberation Serif" fo:font-size="14pt" officeooo:rsid="0015b691" officeooo:paragraph-rsid="0015b69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Liberation Serif" fo:font-size="14pt" officeooo:rsid="001d5785" officeooo:paragraph-rsid="001d5785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Liberation Serif" fo:font-size="14pt" fo:font-weight="bold" officeooo:rsid="000d5851" officeooo:paragraph-rsid="000d585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Liberation Serif" fo:font-size="14pt" officeooo:rsid="000f3fc6" officeooo:paragraph-rsid="000d5851" style:font-size-asian="14pt" style:font-size-complex="14pt"/>
    </style:style>
    <style:style style:name="P13" style:family="paragraph" style:parent-style-name="Standard">
      <style:paragraph-properties fo:line-height="150%"/>
      <style:text-properties fo:color="#000000" style:font-name="Liberation Serif" fo:font-size="14pt" officeooo:rsid="000f3fc6" officeooo:paragraph-rsid="000f3fc6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style:font-name="Liberation Serif" fo:font-size="14pt" officeooo:rsid="0010f9ef" officeooo:paragraph-rsid="0010f9ef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style:font-name="Liberation Serif" fo:font-size="14pt" fo:font-weight="bold" officeooo:rsid="000f3fc6" officeooo:paragraph-rsid="000f3fc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fo:color="#000000" style:font-name="Liberation Serif" fo:font-size="14pt" officeooo:rsid="001d5785" officeooo:paragraph-rsid="001d5785" style:font-size-asian="14pt" style:font-size-complex="14pt"/>
    </style:style>
    <style:style style:name="P17" style:family="paragraph" style:parent-style-name="Standard">
      <style:paragraph-properties fo:line-height="150%"/>
      <style:text-properties fo:color="#000000" style:font-name="Liberation Serif" fo:font-size="14pt" fo:font-weight="bold" officeooo:rsid="001d5785" officeooo:paragraph-rsid="001d578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Liberation Serif" fo:font-size="14pt" officeooo:rsid="00243372" officeooo:paragraph-rsid="00243372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Liberation Serif" fo:font-size="14pt" officeooo:rsid="001d5785" officeooo:paragraph-rsid="0027415b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Liberation Serif" fo:font-size="14pt" fo:font-weight="bold" officeooo:rsid="00243372" officeooo:paragraph-rsid="00243372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Liberation Serif"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0f3fc6"/>
    </style:style>
    <style:style style:name="T3" style:family="text">
      <style:text-properties fo:color="#000000" officeooo:rsid="0010f9ef"/>
    </style:style>
    <style:style style:name="T4" style:family="text">
      <style:text-properties fo:color="#000000" officeooo:rsid="0015b691"/>
    </style:style>
    <style:style style:name="T5" style:family="text">
      <style:text-properties fo:color="#000000" officeooo:rsid="0017ac33"/>
    </style:style>
    <style:style style:name="T6" style:family="text">
      <style:text-properties fo:color="#000000" officeooo:rsid="0018b847"/>
    </style:style>
    <style:style style:name="T7" style:family="text">
      <style:text-properties fo:color="#000000" officeooo:rsid="001d5785"/>
    </style:style>
    <style:style style:name="T8" style:family="text">
      <style:text-properties fo:color="#000000" officeooo:rsid="001e2bba"/>
    </style:style>
    <style:style style:name="T9" style:family="text">
      <style:text-properties fo:color="#000000" officeooo:rsid="00243372"/>
    </style:style>
    <style:style style:name="T10" style:family="text">
      <style:text-properties fo:color="#000000" officeooo:rsid="0027415b"/>
    </style:style>
    <style:style style:name="T11" style:family="text">
      <style:text-properties officeooo:rsid="000f3f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f you have any question, please contact me through Skype: Lashkov_Alex</text:p>
      <text:p text:style-name="P1"/>
      <text:p text:style-name="P11">How to run</text:p>
      <text:p text:style-name="P1"/>
      <text:p text:style-name="P2">1. Change “working_directory” constant in “profitero_data_scientist.utils.Constants.File” according to your file system</text:p>
      <text:p text:style-name="P1"><text:span text:style-name="T11">2</text:span>. Put a test set into “profitero_data_scientist/data” directory and rename it to test.csv</text:p>
      <text:p text:style-name="P1"><text:span text:style-name="T11">3</text:span>. There are a few model<text:span text:style-name="T11">s</text:span> to test. Use “extract” method in “<text:span text:style-name="T1">ChModel.py” or “EnModel.py” for extracting by model. Sample code </text:span><text:span text:style-name="T2">to use different models </text:span><text:span text:style-name="T1">is provided within the classes. Call to train method is commented to prevent unnecessary </text:span><text:span text:style-name="T2">retraining.</text:span></text:p>
      <text:p text:style-name="P6"><text:span text:style-name="T11">4. </text:span><text:span text:style-name="T2">The “output.csv” file will be generated after extraction.</text:span></text:p>
      <text:p text:style-name="P12"/>
      <text:p text:style-name="P15">Ideas</text:p>
      <text:p text:style-name="P13"/>
      <text:p text:style-name="P4"><text:span text:style-name="T1">1. Translating </text:span><text:span text:style-name="T4">Chinese</text:span><text:span text:style-name="T1"> to </text:span><text:span text:style-name="T4">English</text:span><text:span text:style-name="T1"> (the </text:span><text:span text:style-name="T4">Internet</text:span><text:span text:style-name="T1"> connection is </text:span><text:span text:style-name="T3">required</text:span><text:span text:style-name="T1">). </text:span><text:span text:style-name="T3">For translating review and product_name fields for whole data set was taken ~8 hours. Th</text:span><text:span text:style-name="T4">e</text:span><text:span text:style-name="T3">re are saved dictionaries </text:span><text:span text:style-name="T9">(“review.csv” and “product_name.csv”)</text:span><text:span text:style-name="T3">. If you want to test </text:span><text:span text:style-name="T4">English</text:span><text:span text:style-name="T3"> version, some additional translations </text:span><text:span text:style-name="T9">for your test set </text:span><text:span text:style-name="T3">will be put into them automatically. </text:span><text:span text:style-name="T6">The class responsible for translation is “profitero_data_scientist/utils/Translator.py”</text:span></text:p>
      <text:p text:style-name="P8"><text:span text:style-name="T2">2. Making categories from date like field (</text:span><text:span text:style-name="T1">created_at</text:span><text:span text:style-name="T2">). Categories like month and </text:span><text:span text:style-name="T6">day of the </text:span><text:span text:style-name="T2">week and their combinations.</text:span></text:p>
      <text:p text:style-name="P10"><text:span text:style-name="T2">T</text:span><text:span text:style-name="T1">he idea comes from, remember: “</text:span><text:span text:style-name="T8">Thanks god, today is Friday!!!</text:span><text:span text:style-name="T1">” </text:span><text:span text:style-name="T8">Depends on day of the week people has bad and good mood to make grades for the products.</text:span></text:p>
      <text:p text:style-name="P3"><text:span text:style-name="T1">3. Was made attempt to categorize translated “product_name” field </text:span><text:span text:style-name="T3">by collecting key words (profitero_data_scientist.utils.Constants.CategoryWords)</text:span><text:span text:style-name="T1">. </text:span><text:span text:style-name="T7">Also had idea to categorize it by product id, but approach looks useles.</text:span></text:p>
      <text:p text:style-name="P14">4. Unsupervised learning for product categorization, was not tested.</text:p>
      <text:p text:style-name="P7"><text:span text:style-name="T4">5. For tokenization chinese sentences was used </text:span><text:span text:style-name="T1">jieba</text:span><text:span text:style-name="T4"> tokenizer and Chinese stop words.</text:span></text:p>
      <text:p text:style-name="P9"><text:soft-page-break/><text:span text:style-name="T1">6. CountVectoriser from sklearn was used as </text:span><text:span text:style-name="T5">a</text:span><text:span text:style-name="T1"> feature extractor.</text:span></text:p>
      <text:p text:style-name="P16">7. Was not applied preprocessor for removing unnecessary words and symbols.</text:p>
      <text:p text:style-name="P16"/>
      <text:p text:style-name="P17">Data</text:p>
      <text:p text:style-name="P16"/>
      <text:p text:style-name="P16">Data set contains review or stars with empty values, ~5k with empty review and ~5k with empty stars. Thus, was decided to remove empties. There are no duplicates on review id level. Data contains ~20k unique products. Products can be devided into groups, like pet food, food, snacks, and so on. Each product name can have a few product id. And there are ~78k unique reviews. </text:p>
      <text:p text:style-name="P19"><text:span text:style-name="T10">More counts can be found under “profitero_data_scientist/utils/Analysis”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3:19:37.725464620</meta:creation-date>
    <meta:generator>LibreOffice/5.1.6.2$Linux_X86_64 LibreOffice_project/10m0$Build-2</meta:generator>
    <dc:date>2018-03-01T12:09:24.271176479</dc:date>
    <meta:editing-duration>PT1H2M4S</meta:editing-duration>
    <meta:editing-cycles>9</meta:editing-cycles>
    <meta:document-statistic meta:table-count="0" meta:image-count="0" meta:object-count="0" meta:page-count="2" meta:paragraph-count="18" meta:word-count="337" meta:character-count="2276" meta:non-whitespace-character-count="1956"/>
  </office:meta>
</office:document-meta>
</file>